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c83" officeooo:paragraph-rsid="001c8c83"/>
    </style:style>
    <style:style style:name="P2" style:family="paragraph" style:parent-style-name="Standard">
      <style:text-properties officeooo:rsid="001d642f" officeooo:paragraph-rsid="001d642f"/>
    </style:style>
    <style:style style:name="P3" style:family="paragraph" style:parent-style-name="Standard">
      <style:text-properties officeooo:rsid="001e4e8b" officeooo:paragraph-rsid="001e4e8b"/>
    </style:style>
    <style:style style:name="P4" style:family="paragraph" style:parent-style-name="Standard">
      <style:text-properties officeooo:rsid="001e8c03" officeooo:paragraph-rsid="001e8c03"/>
    </style:style>
    <style:style style:name="P5" style:family="paragraph" style:parent-style-name="Standard">
      <style:text-properties officeooo:rsid="001ea02c" officeooo:paragraph-rsid="001ea02c"/>
    </style:style>
    <style:style style:name="P6" style:family="paragraph" style:parent-style-name="Standard">
      <style:text-properties officeooo:rsid="001ecbe0" officeooo:paragraph-rsid="001ecbe0"/>
    </style:style>
    <style:style style:name="P7" style:family="paragraph" style:parent-style-name="Standard">
      <style:text-properties officeooo:rsid="001ecbe0" officeooo:paragraph-rsid="00204c69"/>
    </style:style>
    <style:style style:name="P8" style:family="paragraph" style:parent-style-name="Standard">
      <style:text-properties officeooo:rsid="00204c69" officeooo:paragraph-rsid="00204c69"/>
    </style:style>
    <style:style style:name="P9" style:family="paragraph" style:parent-style-name="Standard">
      <style:text-properties officeooo:rsid="00204c69" officeooo:paragraph-rsid="002132e6"/>
    </style:style>
    <style:style style:name="P10" style:family="paragraph" style:parent-style-name="Standard">
      <style:text-properties style:text-underline-style="solid" style:text-underline-width="auto" style:text-underline-color="font-color" officeooo:rsid="001ecbe0" officeooo:paragraph-rsid="001ecbe0"/>
    </style:style>
    <style:style style:name="P11" style:family="paragraph" style:parent-style-name="Standard">
      <style:text-properties style:text-underline-style="solid" style:text-underline-width="auto" style:text-underline-color="font-color" officeooo:rsid="002132e6" officeooo:paragraph-rsid="002132e6"/>
    </style:style>
    <style:style style:name="P12" style:family="paragraph" style:parent-style-name="Standard">
      <style:text-properties style:text-underline-style="solid" style:text-underline-width="auto" style:text-underline-color="font-color" officeooo:rsid="00234828" officeooo:paragraph-rsid="00234828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5b716" officeooo:paragraph-rsid="0025b71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2648d2" officeooo:paragraph-rsid="002648d2" style:font-weight-asian="normal" style:font-weight-complex="normal"/>
    </style:style>
    <style:style style:name="P15" style:family="paragraph" style:parent-style-name="Standard">
      <style:text-properties officeooo:rsid="002132e6" officeooo:paragraph-rsid="002132e6"/>
    </style:style>
    <style:style style:name="P16" style:family="paragraph" style:parent-style-name="Standard">
      <style:text-properties style:text-underline-style="none" officeooo:rsid="002132e6" officeooo:paragraph-rsid="002132e6"/>
    </style:style>
    <style:style style:name="P17" style:family="paragraph" style:parent-style-name="Standard">
      <style:text-properties style:text-underline-style="none" fo:font-weight="normal" officeooo:rsid="002132e6" officeooo:paragraph-rsid="002132e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5b716" officeooo:paragraph-rsid="0025b71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648d2" officeooo:paragraph-rsid="002648d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6e0c8" officeooo:paragraph-rsid="0026e0c8" style:font-weight-asian="normal" style:font-weight-complex="normal"/>
    </style:style>
    <style:style style:name="P21" style:family="paragraph" style:parent-style-name="Standard">
      <style:text-properties style:text-underline-style="none" officeooo:rsid="00234828" officeooo:paragraph-rsid="00234828"/>
    </style:style>
    <style:style style:name="P22" style:family="paragraph" style:parent-style-name="Standard">
      <style:text-properties style:text-underline-style="none" officeooo:rsid="0023e936" officeooo:paragraph-rsid="0023e936"/>
    </style:style>
    <style:style style:name="P23" style:family="paragraph" style:parent-style-name="Standard">
      <style:text-properties style:text-underline-style="none" officeooo:rsid="0023e936" officeooo:paragraph-rsid="002500cc"/>
    </style:style>
    <style:style style:name="P24" style:family="paragraph" style:parent-style-name="Standard">
      <style:text-properties style:text-underline-style="none" officeooo:rsid="002500cc" officeooo:paragraph-rsid="002500cc"/>
    </style:style>
    <style:style style:name="P25" style:family="paragraph" style:parent-style-name="Standard">
      <style:text-properties style:text-underline-style="none" fo:font-weight="bold" officeooo:rsid="0025b716" officeooo:paragraph-rsid="002500cc" style:font-weight-asian="bold" style:font-weight-complex="bold"/>
    </style:style>
    <style:style style:name="P26" style:family="paragraph" style:parent-style-name="Standard">
      <style:text-properties officeooo:rsid="00213b9a" officeooo:paragraph-rsid="00213b9a"/>
    </style:style>
    <style:style style:name="P27" style:family="paragraph" style:parent-style-name="Standard">
      <style:text-properties officeooo:rsid="0022822e" officeooo:paragraph-rsid="0022822e"/>
    </style:style>
    <style:style style:name="P28" style:family="paragraph" style:parent-style-name="Standard">
      <style:text-properties style:text-underline-style="none" officeooo:rsid="0028cd25" officeooo:paragraph-rsid="0028cd25"/>
    </style:style>
    <style:style style:name="P29" style:family="paragraph" style:parent-style-name="Standard">
      <style:text-properties style:text-underline-style="none" officeooo:rsid="002a53fe" officeooo:paragraph-rsid="002a53fe"/>
    </style:style>
    <style:style style:name="P30" style:family="paragraph" style:parent-style-name="Standard">
      <style:text-properties officeooo:paragraph-rsid="002a53fe"/>
    </style:style>
    <style:style style:name="T1" style:family="text">
      <style:text-properties officeooo:rsid="001d642f"/>
    </style:style>
    <style:style style:name="T2" style:family="text">
      <style:text-properties officeooo:rsid="001ea02c"/>
    </style:style>
    <style:style style:name="T3" style:family="text">
      <style:text-properties officeooo:rsid="001ecbe0"/>
    </style:style>
    <style:style style:name="T4" style:family="text">
      <style:text-properties officeooo:rsid="00204c6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234828"/>
    </style:style>
    <style:style style:name="T8" style:family="text">
      <style:text-properties officeooo:rsid="002500cc"/>
    </style:style>
    <style:style style:name="T9" style:family="text">
      <style:text-properties officeooo:rsid="0027af46"/>
    </style:style>
    <style:style style:name="T10" style:family="text">
      <style:text-properties officeooo:rsid="002a53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235</text:p>
      <text:p text:style-name="P1"/>
      <text:p text:style-name="P1">Notes </text:p>
      <text:p text:style-name="P1"/>
      <text:p text:style-name="P1">List: like a vector but control the order</text:p>
      <text:p text:style-name="P1"/>
      <text:p text:style-name="P1">Set <text:s/><text:span text:style-name="T1">#include &lt;set&gt; </text:span></text:p>
      <text:p text:style-name="P1"/>
      <text:p text:style-name="P1"/>
      <text:p text:style-name="P1"/>
      <text:p text:style-name="P1">Map: Map connects Keys with values, it's an important data type. A map is kind of like a vector except the index is defined by you as what ever you would like it to be.</text:p>
      <text:p text:style-name="P1"/>
      <text:p text:style-name="P1">#include &lt;map&gt;</text:p>
      <text:p text:style-name="P1"/>
      <text:p text:style-name="P1">map&lt;string,int&gt; age</text:p>
      <text:p text:style-name="P1">age [“Mark”] =16</text:p>
      <text:p text:style-name="P1"/>
      <text:p text:style-name="P2">cout &lt;&lt; age [“Mark”]</text:p>
      <text:p text:style-name="P1"/>
      <text:p text:style-name="P2">age.erase(“Mark”)</text:p>
      <text:p text:style-name="P2"/>
      <text:p text:style-name="P2">example 2: </text:p>
      <text:p text:style-name="P2"/>
      <text:p text:style-name="P2">int main() </text:p>
      <text:p text:style-name="P2"/>
      <text:p text:style-name="P2">{</text:p>
      <text:p text:style-name="P2">map&lt;string,int&gt; words;</text:p>
      <text:p text:style-name="P2">string word;</text:p>
      <text:p text:style-name="P2">while (cin&gt;&gt;word){</text:p>
      <text:p text:style-name="P2"/>
      <text:p text:style-name="P2">if (words.count(word)==0)</text:p>
      <text:p text:style-name="P2">words[word]=1</text:p>
      <text:p text:style-name="P3">else</text:p>
      <text:p text:style-name="P3">words[word]++;</text:p>
      <text:p text:style-name="P2"/>
      <text:p text:style-name="P2">}</text:p>
      <text:p text:style-name="P3">print (words);</text:p>
      <text:p text:style-name="P2">}</text:p>
      <text:p text:style-name="P2"/>
      <text:p text:style-name="P2"/>
      <text:p text:style-name="P4">stack: data type in which you can only manipulate the top object. <text:s/>.push puts an object on top, and .pop removes it (deletes it) . .top prints the top object, .empty clears the stack, <text:s/>.size lists the number of items </text:p>
      <text:p text:style-name="P4"/>
      <text:p text:style-name="P4">Stacks are used all the time in computing the most common stack is the runtime stack which is used by the OS </text:p>
      <text:p text:style-name="P4"/>
      <text:p text:style-name="P4"/>
      <text:p text:style-name="P4"/>
      <text:p text:style-name="P4"><text:soft-page-break/>queue <text:span text:style-name="T2">#include&lt;queue&gt; = shows the object on top, adds objects to the bottom.</text:span></text:p>
      <text:p text:style-name="P5">std::queue</text:p>
      <text:p text:style-name="P4"/>
      <text:p text:style-name="P4">add <text:span text:style-name="T3">(push)</text:span>(adds item to the end)</text:p>
      <text:p text:style-name="P4">remove <text:span text:style-name="T3">(pop)</text:span> ( removes an item from the front)</text:p>
      <text:p text:style-name="P5">front (shows front of queue)</text:p>
      <text:p text:style-name="P4">size</text:p>
      <text:p text:style-name="P2"/>
      <text:p text:style-name="P5">priority queue <text:span text:style-name="T3">= works like a regular queue except it sorts items by priority, priority can be determined by the user but is usually based on size. <text:s/>(small items first.)</text:span></text:p>
      <text:p text:style-name="P5"/>
      <text:p text:style-name="P5"/>
      <text:p text:style-name="P5"/>
      <text:p text:style-name="P10">notes for lab 2</text:p>
      <text:p text:style-name="P6"/>
      <text:p text:style-name="P6">read a file to <text:s/><text:span text:style-name="T4">a set and </text:span>parse individual strings </text:p>
      <text:p text:style-name="P6">set&lt;string&gt; </text:p>
      <text:p text:style-name="P7"><text:s text:c="5"/></text:p>
      <text:p text:style-name="P7"><text:s/>getline() <text:span text:style-name="T4">could be used</text:span></text:p>
      <text:p text:style-name="P8">or &gt;&gt; </text:p>
      <text:p text:style-name="P6"/>
      <text:p text:style-name="P6"/>
      <text:p text:style-name="P8">you need to fix lowercase and uppercase discrepancies </text:p>
      <text:p text:style-name="P8"/>
      <text:p text:style-name="P8">isupper</text:p>
      <text:p text:style-name="P8">tolower</text:p>
      <text:p text:style-name="P8"/>
      <text:p text:style-name="P8">are functions that are in the STD that will work if you put it in a loop for the whole string. </text:p>
      <text:p text:style-name="P8"/>
      <text:p text:style-name="P8">For each line we need to make all letters lowercase, and replace non letter characters with spaces. You can use isalpha to find out if the charaters are letters. </text:p>
      <text:p text:style-name="P8"/>
      <text:p text:style-name="P8">Then put the line into a stringstream and use the extraction operator &gt;&gt; to pull out individual words. </text:p>
      <text:p text:style-name="P8">Then ask if each word that is pulled out is in the set, if it is keep scanning, if it is not, store it in a map. </text:p>
      <text:p text:style-name="P8"/>
      <text:p text:style-name="P8">map(string,list(int))</text:p>
      <text:p text:style-name="P8"/>
      <text:p text:style-name="P9">for each( )</text:p>
      <text:p text:style-name="P9"/>
      <text:p text:style-name="P15">printing a map= for (auto p: map)</text:p>
      <text:p text:style-name="P15"/>
      <text:p text:style-name="P15">p.first</text:p>
      <text:p text:style-name="P15">p.second </text:p>
      <text:p text:style-name="P8"/>
      <text:p text:style-name="P15">you may need to make a spell checker object that will contain the dictionary <text:span text:style-name="T5">set</text:span> and the misspelled words <text:span text:style-name="T5">map</text:span></text:p>
      <text:p text:style-name="P15"/>
      <text:p text:style-name="P15"/>
      <text:p text:style-name="P15"/>
      <text:p text:style-name="P11"><text:soft-page-break/><text:span text:style-name="T5">Recursion </text:span><text:span text:style-name="T6"><text:s/></text:span></text:p>
      <text:p text:style-name="P11"/>
      <text:p text:style-name="P17">a method (or function) that calls itself </text:p>
      <text:p text:style-name="P11"/>
      <text:p text:style-name="P11">make this function recursive :</text:p>
      <text:p text:style-name="P17">int sum (int n) {</text:p>
      <text:p text:style-name="P16">int sum=0;</text:p>
      <text:p text:style-name="P15">for (int I = 0; I &lt;= n; i++)</text:p>
      <text:p text:style-name="P15">sum += 1;</text:p>
      <text:p text:style-name="P15">return sum;</text:p>
      <text:p text:style-name="P15">}</text:p>
      <text:p text:style-name="P15"/>
      <text:p text:style-name="P15"/>
      <text:p text:style-name="P15">if (n == 0)</text:p>
      <text:p text:style-name="P15">return 0;</text:p>
      <text:p text:style-name="P15">else </text:p>
      <text:p text:style-name="P15">return sum (n-1) +n </text:p>
      <text:p text:style-name="P15"/>
      <text:p text:style-name="P15">when recuring, you must call the function in a different way. </text:p>
      <text:p text:style-name="P15"/>
      <text:p text:style-name="P5"/>
      <text:p text:style-name="P26">The principle of induction </text:p>
      <text:p text:style-name="P26">1. show that it works for the base case</text:p>
      <text:p text:style-name="P26">2. show that if it works for step k, it works for step k+1</text:p>
      <text:p text:style-name="P26">3.assume that the recursive call works. <text:span text:style-name="T7">(assume that if the recursive call works and make sure that the code surrounding it is built to utilize the recursion)</text:span></text:p>
      <text:p text:style-name="P26"/>
      <text:p text:style-name="P26"/>
      <text:p text:style-name="P26">When do you want to use recursion?</text:p>
      <text:p text:style-name="P26">1. Recursive data</text:p>
      <text:p text:style-name="P26">file system folders (folders contain folders)</text:p>
      <text:p text:style-name="P26">arithmetic expressions (expressions contain expressions)</text:p>
      <text:p text:style-name="P26">programming languages (statements contain statements)</text:p>
      <text:p text:style-name="P26"/>
      <text:p text:style-name="P26">2. divide and conquer</text:p>
      <text:p text:style-name="P26">sort a pile by dividing it into smaller piles </text:p>
      <text:p text:style-name="P26">solve a problem by dividing it into smaller problems </text:p>
      <text:p text:style-name="P26"/>
      <text:p text:style-name="P26">3. backtracking search</text:p>
      <text:p text:style-name="P26">permute </text:p>
      <text:p text:style-name="P26">boggle</text:p>
      <text:p text:style-name="P1"><text:s text:c="183"/></text:p>
      <text:p text:style-name="P1"/>
      <text:p text:style-name="P27">deep recursion: <text:span text:style-name="T7">don't use recursion if the recursion is going to go really deep into the function. It will slow your program down a TON!</text:span></text:p>
      <text:p text:style-name="P27"/>
      <text:p text:style-name="P12">Big Oh notation</text:p>
      <text:p text:style-name="P12"/>
      <text:p text:style-name="P21">sometimes there are many ways to perform a function. You always want to pick the </text:p>
      <text:p text:style-name="P21"><text:soft-page-break/>1.simplest</text:p>
      <text:p text:style-name="P21">2.smallest</text:p>
      <text:p text:style-name="P21">3.fastest</text:p>
      <text:p text:style-name="P21"/>
      <text:p text:style-name="P21">generally, you want the fastest function. When you are trying to figure out which solution is the fastest you should think about:</text:p>
      <text:p text:style-name="P21"/>
      <text:p text:style-name="P21">1. measuring the run time</text:p>
      <text:p text:style-name="P21">2. predicting the run time through analysis</text:p>
      <text:p text:style-name="P21"/>
      <text:p text:style-name="P21">when analyzing code functions can be defined by algebraic expressions where constants are defined as the number of statements in a function, which are effected by loops defined as variables. When thinking about code in this way, the largest factor in a term is the most important. </text:p>
      <text:p text:style-name="P21"/>
      <text:p text:style-name="P21">For example: in the equation <text:s/>n^2+4n+2 <text:s/>n^2 is the largest term and other terms can be ingnored. </text:p>
      <text:p text:style-name="P21"/>
      <text:p text:style-name="P21">BigOh= T(n) is 0(f(n))</text:p>
      <text:p text:style-name="P21">if there exist positive constants c and n0 such that </text:p>
      <text:p text:style-name="P21">T(n) &lt;=c*f{n}</text:p>
      <text:p text:style-name="P22"/>
      <text:p text:style-name="P22"/>
      <text:p text:style-name="P22">rules for bigOh</text:p>
      <text:p text:style-name="P22"/>
      <text:p text:style-name="P23">always keep the biggest term. If determining the bigOh for a selection statement (if else) choose the biggest part or the slowest case. </text:p>
      <text:p text:style-name="P23"/>
      <text:p text:style-name="P23"/>
      <text:p text:style-name="P24">Log10(1000) = 3</text:p>
      <text:p text:style-name="P24">log2(16) =4</text:p>
      <text:p text:style-name="P23"/>
      <text:p text:style-name="P24">log base 10 = round n to the closest power of 10 and count 0s </text:p>
      <text:p text:style-name="P23"><text:s/></text:p>
      <text:p text:style-name="P24">123 → round to 100 → log10(100)=2 </text:p>
      <text:p text:style-name="P23"><text:span text:style-name="T8">2183746058 → round to 1000000000 → </text:span><text:s/><text:span text:style-name="T8">log10(1000000000) =9</text:span></text:p>
      <text:p text:style-name="P21"/>
      <text:p text:style-name="P24"/>
      <text:p text:style-name="P24">log base 2</text:p>
      <text:p text:style-name="P24"/>
      <text:p text:style-name="P24">2^10=1024</text:p>
      <text:p text:style-name="P24"/>
      <text:p text:style-name="P25"/>
      <text:p text:style-name="P13">Searching</text:p>
      <text:p text:style-name="P13"/>
      <text:p text:style-name="P18"><text:s/>linear search : for each I from 0 to size 1 if item equals list[i] return I. Big oh = n </text:p>
      <text:p text:style-name="P18"/>
      <text:p text:style-name="P18">binary search : </text:p>
      <text:p text:style-name="P18"/>
      <text:p text:style-name="P18">low= <text:s/>index of first item in list</text:p>
      <text:p text:style-name="P18">high index of last item in list</text:p>
      <text:p text:style-name="P18"><text:soft-page-break/>while low is &lt;= high</text:p>
      <text:p text:style-name="P18">mid = index halfway between low and high </text:p>
      <text:p text:style-name="P18">if item is less than list mid high = mid -1 </text:p>
      <text:p text:style-name="P18">else if item is greater than list[mid]</text:p>
      <text:p text:style-name="P18">low = mid+1 </text:p>
      <text:p text:style-name="P18">else </text:p>
      <text:p text:style-name="P18"><text:s text:c="3"/>return mid </text:p>
      <text:p text:style-name="P19">binary is a good example of logn bigoh </text:p>
      <text:p text:style-name="P19"/>
      <text:p text:style-name="P19"/>
      <text:p text:style-name="P14">notes for lab 3</text:p>
      <text:p text:style-name="P19">Boggle </text:p>
      <text:p text:style-name="P19"/>
      <text:p text:style-name="P19">step one given the content of the board store it into a vector &lt;String&gt;</text:p>
      <text:p text:style-name="P19"/>
      <text:p text:style-name="P19">then figure out the size of the vector&lt;string&gt;.size()</text:p>
      <text:p text:style-name="P19">sqrt(9) → (don't ever use pow())</text:p>
      <text:p text:style-name="P19"><text:s/>create a 2d vector vector&lt;vector&lt;String&gt;&gt;</text:p>
      <text:p text:style-name="P19"/>
      <text:p text:style-name="P20">if R,C of board, return</text:p>
      <text:p text:style-name="P20">Add Str to word</text:p>
      <text:p text:style-name="P20">look for word in DICT</text:p>
      <text:p text:style-name="P20">look for partial word as prefix of dictionary words if word is not prefix, return</text:p>
      <text:p text:style-name="P20">i= set.lower_bound(word) lower bound returns an iterator </text:p>
      <text:p text:style-name="P20">if i==set.end()</text:p>
      <text:p text:style-name="P20">{</text:p>
      <text:p text:style-name="P20">p=*i</text:p>
      <text:p text:style-name="P20">if p starts with <text:span text:style-name="T9">w</text:span></text:p>
      <text:p text:style-name="P20"/>
      <text:p text:style-name="P20">*</text:p>
      <text:p text:style-name="P19"/>
      <text:p text:style-name="P20">for row</text:p>
      <text:p text:style-name="P20">for col </text:p>
      <text:p text:style-name="P20">find (r,c)</text:p>
      <text:p text:style-name="P20">find (r,c+1)</text:p>
      <text:p text:style-name="P20">find (r+1,c)</text:p>
      <text:p text:style-name="P20">find(r+1,c+1)</text:p>
      <text:p text:style-name="P20"/>
      <text:p text:style-name="P20"/>
      <text:p text:style-name="P19"/>
      <text:p text:style-name="P19"/>
      <text:p text:style-name="P28">Templates:</text:p>
      <text:p text:style-name="P28"/>
      <text:p text:style-name="P28">like a class but it should all be contained in a .h file.</text:p>
      <text:p text:style-name="P28"/>
      <text:p text:style-name="P28">Nodes = places in a list or data type that hold data</text:p>
      <text:p text:style-name="P28"/>
      <text:p text:style-name="P28">new = sets memory aside for something, must call delete to avoid memory leaks </text:p>
      <text:p text:style-name="P28"><text:span text:style-name="T10">new node</text:span> * <text:span text:style-name="T10"><text:s/>= </text:span></text:p>
      <text:p text:style-name="P28"><text:soft-page-break/></text:p>
      <text:p text:style-name="P29">lab 5 </text:p>
      <text:p text:style-name="P29"/>
      <text:p text:style-name="P29">node class</text:p>
      <text:p text:style-name="P29"/>
      <text:p text:style-name="P29">list class</text:p>
      <text:p text:style-name="P30"/>
      <text:p text:style-name="P30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0:14:00.347958446</meta:creation-date>
    <dc:date>2015-07-15T11:38:28.366420330</dc:date>
    <meta:editing-duration>PT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6" meta:paragraph-count="148" meta:word-count="985" meta:character-count="5519" meta:non-whitespace-character-count="4428"/>
  </office:meta>
</office:document-meta>
</file>